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officeooo:paragraph-rsid="00036019"/>
    </style:style>
    <style:style style:name="P3" style:family="paragraph" style:parent-style-name="Standard">
      <style:text-properties officeooo:paragraph-rsid="000b59a2"/>
    </style:style>
    <style:style style:name="P4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5" style:family="paragraph" style:parent-style-name="Standard">
      <style:text-properties style:font-name="Liberation Sans" officeooo:rsid="000c1acd" officeooo:paragraph-rsid="000b59a2"/>
    </style:style>
    <style:style style:name="P6" style:family="paragraph" style:parent-style-name="Standard">
      <style:text-properties style:font-name="Liberation Sans" officeooo:rsid="000b59a2" officeooo:paragraph-rsid="000b59a2"/>
    </style:style>
    <style:style style:name="P7" style:family="paragraph" style:parent-style-name="Standard">
      <style:text-properties style:font-name="Liberation Sans" officeooo:rsid="002d6768" officeooo:paragraph-rsid="002d6768"/>
    </style:style>
    <style:style style:name="P8" style:family="paragraph" style:parent-style-name="Standard">
      <style:text-properties style:font-name="Liberation Sans" officeooo:rsid="002ead5a" officeooo:paragraph-rsid="002ead5a"/>
    </style:style>
    <style:style style:name="P9" style:family="paragraph" style:parent-style-name="Standard">
      <style:text-properties style:font-name="Liberation Sans" officeooo:rsid="002fda03" officeooo:paragraph-rsid="002fda03"/>
    </style:style>
    <style:style style:name="P10" style:family="paragraph" style:parent-style-name="Standard">
      <style:text-properties style:font-name="Liberation Sans" fo:font-size="12pt" officeooo:rsid="002fda03" officeooo:paragraph-rsid="002fda03" style:font-size-asian="12pt" style:font-size-complex="12pt"/>
    </style:style>
    <style:style style:name="P11" style:family="paragraph" style:parent-style-name="Standard">
      <style:text-properties officeooo:rsid="002d6768" officeooo:paragraph-rsid="002d6768"/>
    </style:style>
    <style:style style:name="P12" style:family="paragraph" style:parent-style-name="Standard">
      <style:text-properties officeooo:rsid="002ead5a" officeooo:paragraph-rsid="002ead5a"/>
    </style:style>
    <style:style style:name="P13" style:family="paragraph" style:parent-style-name="Standard">
      <style:text-properties officeooo:paragraph-rsid="002ead5a"/>
    </style:style>
    <style:style style:name="P14" style:family="paragraph" style:parent-style-name="Standard">
      <style:text-properties officeooo:rsid="002fda03" officeooo:paragraph-rsid="001754d9"/>
    </style:style>
    <style:style style:name="P15" style:family="paragraph" style:parent-style-name="Text_20_body">
      <style:text-properties officeooo:rsid="000a2c6e" officeooo:paragraph-rsid="000a2c6e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Liberation Sans" fo:font-size="12pt" officeooo:rsid="0030504c" officeooo:paragraph-rsid="0030504c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Liberation Sans" fo:font-size="12pt" officeooo:rsid="002fda03" officeooo:paragraph-rsid="0030504c" style:font-size-asian="12pt" style:font-size-complex="12pt"/>
    </style:style>
    <style:style style:name="P18" style:family="paragraph" style:parent-style-name="Heading_20_1">
      <style:text-properties officeooo:rsid="0002634c"/>
    </style:style>
    <style:style style:name="P19" style:family="paragraph" style:parent-style-name="Heading_20_1">
      <style:text-properties officeooo:paragraph-rsid="00036019"/>
    </style:style>
    <style:style style:name="P20" style:family="paragraph" style:parent-style-name="Heading_20_2">
      <style:text-properties officeooo:paragraph-rsid="00036019"/>
    </style:style>
    <style:style style:name="P21" style:family="paragraph" style:parent-style-name="Heading_20_2">
      <style:paragraph-properties fo:margin-top="0in" fo:margin-bottom="0in" loext:contextual-spacing="false" fo:line-height="100%"/>
      <style:text-properties officeooo:paragraph-rsid="001e1f0a"/>
    </style:style>
    <style:style style:name="P22" style:family="paragraph" style:parent-style-name="Standard">
      <style:text-properties officeooo:rsid="0034b8c6" officeooo:paragraph-rsid="0034b8c6"/>
    </style:style>
    <style:style style:name="P23" style:family="paragraph" style:parent-style-name="Standard">
      <style:text-properties officeooo:paragraph-rsid="0034b8c6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72267"/>
    </style:style>
    <style:style style:name="T14" style:family="text">
      <style:text-properties style:font-name="Liberation Sans" officeooo:rsid="000a2c6e"/>
    </style:style>
    <style:style style:name="T15" style:family="text">
      <style:text-properties style:font-name="Liberation Sans" officeooo:rsid="000b327a"/>
    </style:style>
    <style:style style:name="T16" style:family="text">
      <style:text-properties style:font-name="Liberation Sans" officeooo:rsid="000b59a2"/>
    </style:style>
    <style:style style:name="T17" style:family="text">
      <style:text-properties style:font-name="Liberation Sans" officeooo:rsid="000c1acd"/>
    </style:style>
    <style:style style:name="T18" style:family="text">
      <style:text-properties style:font-name="Liberation Sans" style:text-underline-style="solid" style:text-underline-width="auto" style:text-underline-color="font-color" officeooo:rsid="000c1acd"/>
    </style:style>
    <style:style style:name="T19" style:family="text">
      <style:text-properties style:font-name="Liberation Sans" style:text-underline-style="none" officeooo:rsid="000c1acd"/>
    </style:style>
    <style:style style:name="T20" style:family="text">
      <style:text-properties style:font-name="Liberation Sans" officeooo:rsid="001fbffa"/>
    </style:style>
    <style:style style:name="T21" style:family="text">
      <style:text-properties style:font-name="Liberation Sans" officeooo:rsid="0034b8c6"/>
    </style:style>
    <style:style style:name="T22" style:family="text">
      <style:text-properties style:font-name="Liberation Sans" officeooo:rsid="0037cb93"/>
    </style:style>
    <style:style style:name="T23" style:family="text">
      <style:text-properties style:font-name="Liberation Sans2" officeooo:rsid="000c1acd"/>
    </style:style>
    <style:style style:name="T24" style:family="text">
      <style:text-properties style:font-name="Noto Serif" style:text-underline-style="none" officeooo:rsid="000c1acd"/>
    </style:style>
    <style:style style:name="T25" style:family="text">
      <style:text-properties officeooo:rsid="000eb795"/>
    </style:style>
    <style:style style:name="T26" style:family="text">
      <style:text-properties officeooo:rsid="0022a339"/>
    </style:style>
    <style:style style:name="T27" style:family="text">
      <style:text-properties officeooo:rsid="002fda03"/>
    </style:style>
    <style:style style:name="T28" style:family="text">
      <style:text-properties officeooo:rsid="0031971b"/>
    </style:style>
    <style:style style:name="T29" style:family="text">
      <style:text-properties officeooo:rsid="0033a2fd"/>
    </style:style>
    <style:style style:name="T30" style:family="text">
      <style:text-properties officeooo:rsid="0034b8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Deel 1: Introductie</text:h>
      <text:h text:style-name="Heading_20_2" text:outline-level="2">Stap 1: <text:span text:style-name="T5">Teaser</text:span></text:h>
      <text:p text:style-name="P7"><text:span text:style-name="T26">D</text:span>e kracht van <text:span text:style-name="T30">desk checking en </text:span>simulatie: commisioning van 4 maanden naar 1.5 uur.</text:p>
      <text:p text:style-name="P7">ECT 20008: zoek de verschillen (1)</text:p>
      <text:h text:style-name="P20" text:outline-level="2">Stap 2: <text:span text:style-name="T10">Wat kun je na deze les</text:span></text:h>
      <text:p text:style-name="P22">Een effectieve desk check doen op een kleine hoeveelheid broncode.</text:p>
      <text:p text:style-name="P11">Een dynamisch systeem splitsen in besturing en fycica.</text:p>
      <text:p text:style-name="P13">Bepalen wat wel en niet belangrijk is <text:span text:style-name="T27">i</text:span>n een simulatie.</text:p>
      <text:p text:style-name="P8">Numeriek integreren en differentieren in een PLC programma.</text:p>
      <text:h text:style-name="P20" text:outline-level="2">Stap 3: <text:span text:style-name="T7">Ophalen benodigde voorkennis</text:span></text:h>
      <text:p text:style-name="P8">Intuitie en gezond verstand.</text:p>
      <text:p text:style-name="P12">Inzicht in de begrippen begrippen plaats, snelheid en versnelling.</text:p>
      <text:p text:style-name="P12"><text:span text:style-name="T13">K</text:span><text:span text:style-name="T12">unnen werken met basiseenheiden uit het Systeme International (SI).</text:span></text:p>
      <text:h text:style-name="P19" text:outline-level="1"><text:span text:style-name="T9">Deel 2: </text:span>Kern</text:h>
      <text:h text:style-name="P20" text:outline-level="2">Stap 4: <text:span text:style-name="T6">U</text:span><text:span text:style-name="T7">itleg van de nieuwe lesstof</text:span></text:h>
      <text:p text:style-name="P8">Hoe gaat commisioning van industriële installatie<text:span text:style-name="T29"> </text:span>in z'n werk in de praktijk.</text:p>
      <text:p text:style-name="P9">Gebruik van een variabele delta-t om een snelle besturing te verkrijgen.</text:p>
      <text:p text:style-name="P14">Visualisatie, het gebruik van threads en het vastleggen van spikes.</text:p>
      <text:h text:style-name="P20" text:outline-level="2">Stap 5: <text:span text:style-name="T5">Voorbeelden en vragen door docent</text:span></text:h>
      <text:p text:style-name="P10">Korte verkenning opbouw en broncode ECT 20008 ASC.</text:p>
      <text:p text:style-name="P17">Demo en uitleg simulatie trein.</text:p>
      <text:p text:style-name="P16">Vragen over grafieken.</text:p>
      <text:p text:style-name="P16"/>
      <text:h text:style-name="P21" text:outline-level="2">Stap 6: <text:span text:style-name="T11">Oefenen met </text:span><text:span text:style-name="T20">de</text:span><text:span text:style-name="T11"> nieuwe lesstof</text:span></text:h>
      <text:p text:style-name="P23"><text:span text:style-name="T21">Desk check op broncoce ECT</text:span><text:span text:style-name="T21">.</text:span></text:p>
      <text:h text:style-name="P20" text:outline-level="2">Stap 7: Feedback <text:span text:style-name="T5">op gemaakte oefening</text:span></text:h>
      <text:p text:style-name="P15">Een of meerdere leden van elke groep delen hun beschrijving, docent en medestudenten geven feedback, evt. na vragen om nadere uitleg<text:span text:style-name="T25">.</text:span></text:p>
      <text:p text:style-name="P2"/>
      <text:h text:style-name="P19" text:outline-level="1"><text:soft-page-break/><text:span text:style-name="T9">Deel 3: </text:span>Af<text:span text:style-name="T9">ronding</text:span></text:h>
      <text:h text:style-name="P20" text:outline-level="2">Stap 8: Evalu<text:span text:style-name="T11">eren of deze les goed “geland” is</text:span></text:h>
      <text:p text:style-name="Standard">E<text:span text:style-name="T23">é</text:span>n of meer leden van elke groep stellen vragen en/of geven tips en/of tops.</text:p>
      <text:h text:style-name="P20" text:outline-level="2">Stap 9: <text:span text:style-name="T8">Huiswerk om je de lesstof verder eigen te maken</text:span></text:h>
      <text:p text:style-name="P3"><text:span text:style-name="T14">Z</text:span><text:span text:style-name="T15">ie opdrachten-tab in </text:span><text:span text:style-name="T17">MS-Teams</text:span><text:span text:style-name="T15">.</text:span><text:span text:style-name="T17"><text:line-break/><text:line-break/></text:span><text:span text:style-name="T19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4">ë</text:span><text:span text:style-name="T19">igende wijze in MS-Teams.</text:span><text:span text:style-name="T18"><text:line-break/><text:line-break/></text:span><text:span text:style-name="T15">De resultaten worden d</text:span><text:span text:style-name="T16">eels in de volgende les, deels individueel besproken.</text:span><text:span text:style-name="T15"> Maak de opdrachten zo goed mogelijk, maar wees ook niet bang om f</text:span><text:span text:style-name="T16">outen te maken. </text:span><text:span text:style-name="T17">Het gaat erom dat je een serieuze poging waagt en de docenten je indien nodig kunnen helpen om verder te komen.</text:span></text:p>
      <text:p text:style-name="P5"/>
      <text:p text:style-name="P4"><text:span text:style-name="T17">-</text:span><text:span text:style-name="T12">-//--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17:06:08.249406354</dc:date>
    <meta:editing-duration>PT7H8M28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41" meta:character-count="2086" meta:non-whitespace-character-count="1777"/>
  </office:meta>
</office:document-meta>
</file>